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7.224cm"/>
    </style:style>
    <style:style style:name="gr2" style:family="graphic" style:parent-style-name="standard">
      <style:graphic-properties draw:textarea-horizontal-align="justify" draw:textarea-vertical-align="middle" draw:auto-grow-height="false" fo:min-height="1.008cm" fo:min-width="8.30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1.147cm" fo:min-width="2.167cm"/>
    </style:style>
    <style:style style:name="gr6" style:family="graphic" style:parent-style-name="objectwithoutfill">
      <style:graphic-properties draw:marker-end="Arrow" draw:marker-end-width="0.3cm" draw:fill="none" draw:fill-color="#99ff99" draw:textarea-vertical-align="middle"/>
    </style:style>
    <style:style style:name="gr7" style:family="graphic" style:parent-style-name="standard">
      <style:graphic-properties draw:fill-color="#ffff00" draw:textarea-horizontal-align="justify" draw:textarea-vertical-align="middle" draw:auto-grow-height="false" fo:min-height="1.147cm" fo:min-width="2.92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04cm" fo:min-width="0cm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1.147cm" fo:min-width="1.27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99ff99"/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22cm" svg:height="1.27cm" svg:x="15.732cm" svg:y="5.953cm">
          <text:p text:style-name="P1"><text:span text:style-name="T1">http://www.co7516coursework1.com/jl571/OntologyJl571.rdf#Bo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.778cm" svg:x="7.35cm" svg:y="2.27cm">
          <text:p text:style-name="P1"><text:span text:style-name="T1">http://www.co7516coursework1.com/jl571/OntologyJl571.rdf#BoatProvi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0.922cm" svg:height="1.27cm" svg:x="6.588cm" svg:y="12.684cm">
          <text:p text:style-name="P1"><text:span text:style-name="T1">http://www.co7516coursework1.com/jl571/OntologyJl571.rdf#Ha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0.922cm" svg:height="1.27cm" svg:x="3.032cm" svg:y="9.001cm">
          <text:p text:style-name="P1"><text:span text:style-name="T1">http://www.co7516coursework1.com/jl571/OntologyJl571.rdf#Rou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0.922cm" svg:height="1.27cm" svg:x="15.224cm" svg:y="14.843cm">
          <text:p text:style-name="P1"><text:span text:style-name="T1">http://www.co7516coursework1.com/jl571/OntologyJl571.rdf#Bert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86cm" svg:height="0.645cm" svg:x="10.76cm" svg:y="10.652cm">
          <draw:text-box>
            <text:p><text:span text:style-name="T1">#routeHavens</text:span></text:p>
          </draw:text-box>
        </draw:frame>
        <draw:line draw:style-name="gr4" draw:text-style-name="P4" draw:layer="layout" svg:x1="10.525cm" svg:y1="10.271cm" svg:x2="12.176cm" svg:y2="12.684cm">
          <text:p/>
        </draw:line>
        <draw:frame draw:style-name="gr3" draw:text-style-name="P3" draw:layer="layout" svg:width="2.665cm" svg:height="0.645cm" svg:x="15.478cm" svg:y="14.071cm">
          <draw:text-box>
            <text:p><text:span text:style-name="T1">#havenBerths</text:span></text:p>
          </draw:text-box>
        </draw:frame>
        <draw:line draw:style-name="gr4" draw:text-style-name="P4" draw:layer="layout" svg:x1="12.176cm" svg:y1="13.954cm" svg:x2="15.986cm" svg:y2="15.097cm">
          <text:p/>
        </draw:line>
        <draw:custom-shape draw:style-name="gr5" draw:text-style-name="P5" draw:layer="layout" svg:width="2.667cm" svg:height="1.397cm" svg:x="18.799cm" svg:y="18.645cm">
          <text:p text:style-name="P1"><text:span text:style-name="T1">SwanageBerth1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41cm" svg:height="0.645cm" svg:x="19.895cm" svg:y="16.484cm">
          <draw:text-box>
            <text:p><text:span text:style-name="T1">#berthName</text:span></text:p>
          </draw:text-box>
        </draw:frame>
        <draw:line draw:style-name="gr6" draw:text-style-name="P6" draw:layer="layout" svg:x1="19.923cm" svg:y1="16.113cm" svg:x2="19.923cm" svg:y2="18.653cm">
          <text:p/>
        </draw:line>
        <draw:custom-shape draw:style-name="gr7" draw:text-style-name="P5" draw:layer="layout" svg:width="3.429cm" svg:height="1.397cm" svg:x="3.032cm" svg:y="18.653cm">
          <text:p text:style-name="P1"><text:span text:style-name="T1">Swanage Harbour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93cm" svg:height="0.645cm" svg:x="3.032cm" svg:y="17.51cm">
          <draw:text-box>
            <text:p><text:span text:style-name="T1">#havenName</text:span></text:p>
          </draw:text-box>
        </draw:frame>
        <draw:line draw:style-name="gr6" draw:text-style-name="P6" draw:layer="layout" svg:x1="9.255cm" svg:y1="13.827cm" svg:x2="5.826cm" svg:y2="15.224cm">
          <text:p/>
        </draw:line>
        <draw:frame draw:style-name="gr3" draw:text-style-name="P3" draw:layer="layout" svg:width="2.322cm" svg:height="0.645cm" svg:x="21.828cm" svg:y="7.467cm">
          <draw:text-box>
            <text:p><text:span text:style-name="T1">#boatName</text:span></text:p>
          </draw:text-box>
        </draw:frame>
        <draw:custom-shape draw:style-name="gr7" draw:text-style-name="P5" draw:layer="layout" svg:width="3.429cm" svg:height="1.397cm" svg:x="21.447cm" svg:y="8.874cm">
          <text:p text:style-name="P1"><text:span text:style-name="T1">CabinCruiser18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1.701cm" svg:y1="7.223cm" svg:x2="22.463cm" svg:y2="8.747cm">
          <text:p/>
        </draw:line>
        <draw:frame draw:style-name="gr3" draw:text-style-name="P3" draw:layer="layout" svg:width="2.441cm" svg:height="0.645cm" svg:x="3.258cm" svg:y="10.271cm">
          <draw:text-box>
            <text:p><text:span text:style-name="T1">#routeName</text:span></text:p>
          </draw:text-box>
        </draw:frame>
        <draw:frame draw:style-name="gr3" draw:text-style-name="P3" draw:layer="layout" svg:width="2.907cm" svg:height="0.645cm" svg:x="8.38cm" svg:y="4.81cm">
          <draw:text-box>
            <text:p><text:span text:style-name="T1">#providerName</text:span></text:p>
          </draw:text-box>
        </draw:frame>
        <draw:custom-shape draw:style-name="gr7" draw:text-style-name="P5" draw:layer="layout" svg:width="3.429cm" svg:height="1.397cm" svg:x="21.447cm" svg:y="8.874cm">
          <text:p text:style-name="P1"><text:span text:style-name="T1">CabinCruiser20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778cm" svg:height="1.397cm" svg:x="1.635cm" svg:y="11.16cm">
          <text:p text:style-name="P1"><text:span text:style-name="T1">Route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0.922cm" svg:height="1.27cm" svg:x="1.127cm" svg:y="15.224cm">
          <text:p text:style-name="P1"><text:span text:style-name="T1">http://www.co7516coursework1.com/jl571/OntologyJl571.rdf#Harbo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5.318cm" svg:y1="16.494cm" svg:x2="5.064cm" svg:y2="18.653cm">
          <text:p/>
        </draw:line>
        <draw:custom-shape draw:style-name="gr1" draw:text-style-name="P2" draw:layer="layout" svg:width="10.922cm" svg:height="1.27cm" svg:x="6.461cm" svg:y="17.002cm">
          <text:p text:style-name="P1"><text:span text:style-name="T1">http://www.co7516coursework1.com/jl571/OntologyJl571.rdf#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1.922cm" svg:y1="13.827cm" svg:x2="12.43cm" svg:y2="17.002cm">
          <text:p/>
        </draw:line>
        <draw:custom-shape draw:style-name="gr7" draw:text-style-name="P5" draw:layer="layout" svg:width="3.429cm" svg:height="1.397cm" svg:x="11.16cm" svg:y="18.907cm">
          <text:p text:style-name="P1"><text:span text:style-name="T1">Portsmouth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93cm" svg:height="0.645cm" svg:x="8.186cm" svg:y="19.024cm">
          <draw:text-box>
            <text:p><text:span text:style-name="T1">#havenName</text:span></text:p>
          </draw:text-box>
        </draw:frame>
        <draw:line draw:style-name="gr6" draw:text-style-name="P6" draw:layer="layout" svg:x1="12.176cm" svg:y1="18.272cm" svg:x2="12.684cm" svg:y2="18.907cm">
          <text:p/>
        </draw:line>
        <draw:custom-shape draw:style-name="gr1" draw:text-style-name="P2" draw:layer="layout" svg:width="10.922cm" svg:height="1.27cm" svg:x="6.589cm" svg:y="12.685cm">
          <text:p text:style-name="P1"><text:span text:style-name="T1">http://www.co7516coursework1.com/jl571/OntologyJl571.rdf#Have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3.413cm" svg:y1="9.636cm" svg:x2="2.524cm" svg:y2="11.033cm">
          <text:p/>
        </draw:line>
        <draw:custom-shape draw:style-name="gr7" draw:text-style-name="P5" draw:layer="layout" svg:width="3.429cm" svg:height="1.397cm" svg:x="9.001cm" svg:y="5.699cm">
          <text:p text:style-name="P1"><text:span text:style-name="T1">Poole Boat Provide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2.684cm" svg:y1="4.048cm" svg:x2="11.16cm" svg:y2="5.699cm">
          <text:p/>
        </draw:line>
        <draw:frame draw:style-name="gr3" draw:text-style-name="P3" draw:layer="layout" svg:width="3.774cm" svg:height="0.645cm" svg:x="18.653cm" svg:y="4.048cm">
          <draw:text-box>
            <text:p><text:span text:style-name="T1">#rentalProviderBoats</text:span></text:p>
          </draw:text-box>
        </draw:frame>
        <draw:line draw:style-name="gr6" draw:text-style-name="P6" draw:layer="layout" svg:x1="16.494cm" svg:y1="4.048cm" svg:x2="20.05cm" svg:y2="5.953cm">
          <text:p/>
        </draw:line>
        <draw:frame draw:style-name="gr3" draw:text-style-name="P3" draw:layer="layout" svg:width="4.833cm" svg:height="0.645cm" svg:x="13.192cm" svg:y="5.064cm">
          <draw:text-box>
            <text:p><text:span text:style-name="T1">#rentalProviderHomeHaven</text:span></text:p>
          </draw:text-box>
        </draw:frame>
        <draw:line draw:style-name="gr6" draw:text-style-name="P6" draw:layer="layout" svg:x1="14.843cm" svg:y1="4.048cm" svg:x2="15.859cm" svg:y2="12.938cm">
          <text:p/>
        </draw:line>
        <draw:custom-shape draw:style-name="gr7" draw:text-style-name="P5" draw:layer="layout" svg:width="3.429cm" svg:height="1.397cm" svg:x="4.556cm" svg:y="4.81cm">
          <text:p text:style-name="P1"><text:span text:style-name="T1">Portsmouth</text:span></text:p>
          <text:p text:style-name="P1"><text:span text:style-name="T1"><text:s/></text:span><text:span text:style-name="T1">Boat Provider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9.255cm" svg:y1="3.794cm" svg:x2="6.588cm" svg:y2="4.81cm">
          <text:p/>
        </draw:line>
        <draw:custom-shape draw:style-name="gr7" draw:text-style-name="P5" draw:layer="layout" svg:width="3.429cm" svg:height="1.397cm" svg:x="17.002cm" svg:y="7.985cm">
          <text:p text:style-name="P1"><text:span text:style-name="T1">CabinCruiser18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0.05cm" svg:y1="7.223cm" svg:x2="19.034cm" svg:y2="7.858cm">
          <text:p/>
        </draw:line>
        <draw:custom-shape draw:style-name="gr9" draw:text-style-name="P5" draw:layer="layout" svg:width="1.778cm" svg:height="1.397cm" svg:x="4.81cm" svg:y="11.668cm">
          <text:p text:style-name="P1"><text:span text:style-name="T1">Route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6.207cm" svg:y1="10.271cm" svg:x2="5.318cm" svg:y2="11.668cm">
          <text:p/>
        </draw:line>
        <draw:custom-shape draw:style-name="gr5" draw:text-style-name="P5" draw:layer="layout" svg:width="2.667cm" svg:height="1.397cm" svg:x="21.955cm" svg:y="18.526cm">
          <text:p text:style-name="P1"><text:span text:style-name="T1">SwanageBerth2</text:span>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23.098cm" svg:y1="16.113cm" svg:x2="23.098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ff99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6T09:10:03.254000000</meta:creation-date>
    <dc:date>2018-02-16T11:29:38.816000000</dc:date>
    <meta:editing-duration>PT1H28M33S</meta:editing-duration>
    <meta:editing-cycles>11</meta:editing-cycles>
    <meta:generator>LibreOffice/4.4.1.2$Windows_x86 LibreOffice_project/45e2de17089c24a1fa810c8f975a7171ba4cd432</meta:generator>
    <meta:document-statistic meta:object-count="45"/>
  </office:meta>
</office:document-meta>
</file>